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Introduc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Lenox</meta:initial-creator>
    <meta:creation-date>2008-11-10T01:02:39.63</meta:creation-date>
    <meta:document-statistic meta:table-count="0" meta:image-count="0" meta:object-count="0" meta:page-count="1" meta:paragraph-count="1" meta:word-count="1" meta:character-count="12"/>
    <dc:date>2008-11-10T01:02:58.28</dc:date>
    <dc:creator>Joseph Lenox</dc:creator>
    <meta:editing-duration>PT00H00M18S</meta:editing-duration>
    <meta:editing-cycles>1</meta:editing-cycles>
    <meta:generator>OpenOffice.org/3.0$Win32 OpenOffice.org_project/300m9$Build-9358</meta:generator>
  </office:meta>
</office:document-meta>
</file>